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2.2569in" fo:margin-left="0in" fo:margin-top="0in" fo:margin-bottom="0in" table:align="left"/>
    </style:style>
    <style:style style:name="Table1.A" style:family="table-column">
      <style:table-column-properties style:column-width="0.5861in"/>
    </style:style>
    <style:style style:name="Table1.B" style:family="table-column">
      <style:table-column-properties style:column-width="1.6701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" fo:padding="0.0694in" fo:border="none"/>
    </style:style>
    <style:style style:name="Table2" style:family="table">
      <style:table-properties style:width="2.0069in" fo:margin-left="0in" fo:margin-top="0in" fo:margin-bottom="0in" table:align="left"/>
    </style:style>
    <style:style style:name="Table2.A" style:family="table-column">
      <style:table-column-properties style:column-width="0.534in"/>
    </style:style>
    <style:style style:name="Table2.B" style:family="table-column">
      <style:table-column-properties style:column-width="1.4722in"/>
    </style:style>
    <style:style style:name="Table2.1" style:family="table-row">
      <style:table-row-properties style:min-row-height="0.3472in" fo:keep-together="auto"/>
    </style:style>
    <style:style style:name="Table2.A1" style:family="table-cell">
      <style:table-cell-properties style:vertical-align="" fo:padding="0.0694in" fo:border="none"/>
    </style:style>
    <style:style style:name="Table2.7" style:family="table-row">
      <style:table-row-properties style:min-row-height="0.4306in" fo:keep-together="auto"/>
    </style:style>
    <style:style style:name="P1" style:family="paragraph" style:parent-style-name="Standard">
      <style:text-properties fo:color="#188038" style:font-name="Roboto Mono" style:font-name-asian="Roboto Mono1" style:font-name-complex="Roboto Mono1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2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3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4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5" style:family="paragraph" style:parent-style-name="Standard">
      <style:paragraph-properties fo:margin-top="0in" fo:margin-bottom="0.1665in" loext:contextual-spacing="false" fo:line-height="100%"/>
    </style:style>
    <style:style style:name="P46" style:family="paragraph" style:parent-style-name="Standard">
      <style:paragraph-properties fo:margin-top="0.1665in" fo:margin-bottom="0.1665in" loext:contextual-spacing="false" fo:line-height="100%"/>
    </style:style>
    <style:style style:name="P47" style:family="paragraph" style:parent-style-name="Standard">
      <style:paragraph-properties fo:margin-left="0.4165in" fo:margin-right="0.4165in" fo:margin-top="0.1665in" fo:margin-bottom="0.1665in" loext:contextual-spacing="false" fo:line-height="100%" fo:text-indent="0in" style:auto-text-indent="false"/>
    </style:style>
    <style:style style:name="P48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49" style:family="paragraph" style:parent-style-name="Heading_20_5">
      <style:paragraph-properties fo:keep-together="auto" fo:keep-with-next="auto"/>
    </style:style>
    <style:style style:name="P50" style:family="paragraph" style:parent-style-name="Heading_20_5">
      <style:paragraph-properties fo:margin-top="0.1945in" fo:margin-bottom="0.0555in" loext:contextual-spacing="false" fo:line-height="100%" fo:keep-together="auto" fo:keep-with-next="auto"/>
    </style:style>
    <style:style style:name="P51" style:family="paragraph" style:parent-style-name="Heading_20_4">
      <style:paragraph-properties fo:margin-top="0.1665in" fo:margin-bottom="0.1665in" loext:contextual-spacing="false" fo:line-height="100%"/>
    </style:style>
    <style:style style:name="P52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P53" style:family="paragraph" style:parent-style-name="Heading_20_2" style:master-page-name="Standard">
      <style:paragraph-properties fo:margin-top="0.25in" fo:margin-bottom="0.0555in" loext:contextual-spacing="false" fo:line-height="100%" fo:keep-together="auto" style:page-number="1" fo:keep-with-next="auto"/>
    </style:style>
    <style:style style:name="P54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55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size="17pt" fo:font-style="italic" fo:font-weight="bold" style:font-size-asian="17pt" style:font-style-asian="italic" style:font-weight-asian="bold" style:font-size-complex="17pt"/>
    </style:style>
    <style:style style:name="T3" style:family="text">
      <style:text-properties fo:color="#000000" fo:font-size="13pt" fo:font-weight="bold" style:font-size-asian="13pt" style:font-weight-asian="bold" style:font-size-complex="13pt"/>
    </style:style>
    <style:style style:name="T4" style:family="text">
      <style:text-properties fo:color="#000000" fo:font-size="11pt" fo:font-weight="bold" style:font-size-asian="11pt" style:font-weight-asian="bold" style:font-size-complex="11pt"/>
    </style:style>
    <style:style style:name="T5" style:family="text">
      <style:text-properties fo:color="#000000"/>
    </style:style>
    <style:style style:name="T6" style:family="text">
      <style:text-properties fo:font-weight="bold" style:font-weight-asian="bold"/>
    </style:style>
    <style:style style:name="T7" style:family="text">
      <style:text-properties fo:color="#188038" style:font-name="Roboto Mono" style:font-name-asian="Roboto Mono1" style:font-name-complex="Roboto Mono1"/>
    </style:style>
    <style:style style:name="T8" style:family="text">
      <style:text-properties fo:color="#188038" style:font-name="Roboto Mono" fo:font-size="11pt" fo:font-weight="bold" style:font-name-asian="Roboto Mono1" style:font-size-asian="11pt" style:font-weight-asian="bold" style:font-name-complex="Roboto Mono1" style:font-size-complex="11pt"/>
    </style:style>
    <style:style style:name="T9" style:family="text">
      <style:text-properties fo:font-style="italic" style:font-style-asian="italic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bookmark text:name="_ep9a551fpcxo"/><text:span text:style-name="T1">📘 </text:span><text:span text:style-name="T2">C++ for Clever Kids!</text:span></text:p>
      <text:p text:style-name="P54"><text:bookmark text:name="_koskzs6rtvx"/><text:span text:style-name="T3">✨ Table of Contents</text:span></text:p>
      <text:list xml:id="list2214473" text:style-name="WWNum8">
        <text:list-item>
          <text:p text:style-name="P3"><text:span text:style-name="T6">Hello, Computer!</text:span> – Your first C++ program<text:line-break/></text:p>
        </text:list-item>
        <text:list-item>
          <text:p text:style-name="P18"><text:span text:style-name="T6">What Are Numbers (and Friends)?</text:span> – Variables and types<text:line-break/></text:p>
        </text:list-item>
        <text:list-item>
          <text:p text:style-name="P18"><text:span text:style-name="T6">Talking with the Computer</text:span> – User input with <text:span text:style-name="T7">cin<text:line-break/></text:span></text:p>
        </text:list-item>
        <text:list-item>
          <text:p text:style-name="P18"><text:span text:style-name="T6">Lists of Things</text:span> – Arrays and loops over them<text:line-break/></text:p>
        </text:list-item>
        <text:list-item>
          <text:p text:style-name="P18"><text:span text:style-name="T6">If This, Then That</text:span> – Conditional logic and <text:span text:style-name="T7">switch<text:line-break/></text:span></text:p>
        </text:list-item>
        <text:list-item>
          <text:p text:style-name="P18"><text:span text:style-name="T6">Let’s Repeat</text:span> – All about loops<text:line-break/></text:p>
        </text:list-item>
        <text:list-item>
          <text:p text:style-name="P18"><text:span text:style-name="T6">Make Your Own Magic</text:span> – Functions, returns, and overloads<text:line-break/></text:p>
        </text:list-item>
        <text:list-item>
          <text:p text:style-name="P18"><text:span text:style-name="T6">Let’s Build Something Big</text:span> – Classes, objects, and inheritance<text:line-break/></text:p>
        </text:list-item>
        <text:list-item>
          <text:p text:style-name="P18"><text:span text:style-name="T6">The Secret Wizard</text:span> – The preprocessor<text:line-break/></text:p>
        </text:list-item>
        <text:list-item>
          <text:p text:style-name="P30"><text:span text:style-name="T6">Quick Extras</text:span> – Escape codes, keywords, and pro tips</text:p>
        </text:list-item>
      </text:list>
      <text:p text:style-name="P54"><text:bookmark text:name="_7dj9joix041e"/><text:span text:style-name="T3">Chapter 1: Hello, Computer!</text:span></text:p>
      <text:p text:style-name="P51"><text:bookmark text:name="_9spi3fxxwwre"/><text:span text:style-name="T6">👩‍🏫 Learn It:</text:span></text:p>
      <text:p text:style-name="P45"><text:span text:style-name="T6"><text:line-break/></text:span> When we talk to a computer, we use a special language. One of these is called <text:span text:style-name="T6">C++</text:span>. Just like how we say “Hello!” to people, we can teach a computer to say “Hello!” too.</text:p>
      <text:p text:style-name="P51"><text:bookmark text:name="_9vgk3173dvkr"/><text:span text:style-name="T6">👀 See It:</text:span></text:p>
      <text:p text:style-name="P46"><text:span text:style-name="T6"><text:line-break/></text:span> Here’s what that looks like in C++:</text:p>
      <text:p text:style-name="Standard"><text:span text:style-name="T7">#include &lt;iostream&gt;</text:span></text:p>
      <text:p text:style-name="P1"/>
      <text:p text:style-name="Standard"><text:span text:style-name="T7">int main() {</text:span></text:p>
      <text:p text:style-name="Standard"><text:soft-page-break/><text:span text:style-name="T7"><text:s text:c="4"/>std::cout &lt;&lt; "Hello, world!" &lt;&lt; std::endl;</text:span></text:p>
      <text:p text:style-name="Standard"><text:span text:style-name="T7"><text:s text:c="4"/>return 0;</text:span></text:p>
      <text:p text:style-name="Standard"><text:span text:style-name="T7">}</text:span></text:p>
      <text:p text:style-name="Standard"/>
      <text:p text:style-name="P51"><text:bookmark text:name="_6iabnbpfa2wc"/>🧠 Do It:</text:p>
      <text:list xml:id="list3868127980" text:style-name="WWNum1">
        <text:list-item>
          <text:p text:style-name="P4">Can you say what this program does?<text:line-break/></text:p>
        </text:list-item>
        <text:list-item>
          <text:p text:style-name="P31">Try changing the word <text:span text:style-name="T9">"world"</text:span> to <text:span text:style-name="T9">your name</text:span>. What happens?<text:line-break/></text:p>
        </text:list-item>
      </text:list>
      <text:p text:style-name="P47">✍️ Write your own message for the computer to say! Example:<text:line-break/> <text:span text:style-name="T7">"Hello, I'm a coding hero!"</text:span></text:p>
      <text:p text:style-name="Standard"><draw:rect text:anchor-type="as-char" style:rel-width="100%" draw:z-index="0" draw:style-name="gr1" draw:text-style-name="P55" svg:width="0.0012in" svg:height="0.0213in"><text:p/></draw:rect></text:p>
      <text:p text:style-name="P54"><text:bookmark text:name="_arz6kdds61au"/><text:span text:style-name="T3">Chapter 2: What Are Numbers (and Friends)?</text:span></text:p>
      <text:p text:style-name="P51"><text:bookmark text:name="_7fvk4c6t7p85"/><text:span text:style-name="T6">👩‍🏫 Learn It:</text:span></text:p>
      <text:p text:style-name="P46"><text:span text:style-name="T6"><text:line-break/></text:span> Computers love to remember things — like numbers, words, or whether something is true or false. In C++, we give these things names so we can use them later. These are called <text:span text:style-name="T6">variables</text:span>. Each one has a <text:span text:style-name="T6">type</text:span> — like a kind of box that holds a certain thing.</text:p>
      <text:p text:style-name="P46">Let’s meet the most fun types!</text:p>
      <text:p text:style-name="P46"/>
      <text:p text:style-name="P51"><text:bookmark text:name="_1gu7o4gfvbf1"/>👀 See It:</text:p>
      <text:p text:style-name="P46"><text:span text:style-name="T7">int number = 1; <text:s text:c="11"/>// Whole number (like 1, 2, 3)</text:span></text:p>
      <text:p text:style-name="Standard"><text:span text:style-name="T7">float f = 0.1f; <text:s text:c="11"/>// A small number with a dot</text:span></text:p>
      <text:p text:style-name="Standard"><text:span text:style-name="T7">double pi = 3.1415926; <text:s text:c="4"/>// A bigger number with a dot (more precise!)</text:span></text:p>
      <text:p text:style-name="Standard"><text:span text:style-name="T7">std::string s = "Hi"; <text:s text:c="5"/>// A word or sentence</text:span></text:p>
      <text:p text:style-name="Standard"><text:span text:style-name="T7">char c = 'H'; <text:s text:c="13"/>// Just one letter</text:span></text:p>
      <text:p text:style-name="Standard"><text:span text:style-name="T7">bool b = true; <text:s text:c="12"/>// true or false (yes or no!)</text:span></text:p>
      <text:p text:style-name="P1"><text:soft-page-break/></text:p>
      <text:p text:style-name="Standard"><text:span text:style-name="T7">const int lucky = 7; <text:s text:c="6"/>// A number that never changes!</text:span></text:p>
      <text:p text:style-name="Standard"/>
      <text:p text:style-name="P51"><text:bookmark text:name="_nf5nc9socl1a"/>🧠 Do It:</text:p>
      <text:list xml:id="list1595525797" text:style-name="WWNum12">
        <text:list-item>
          <text:p text:style-name="P5">Try changing <text:span text:style-name="T7">number</text:span> to your favourite number!<text:line-break/></text:p>
        </text:list-item>
        <text:list-item>
          <text:p text:style-name="P19">Can you make a <text:span text:style-name="T7">string</text:span> with your name?<text:line-break/></text:p>
        </text:list-item>
        <text:list-item>
          <text:p text:style-name="P19">What happens if you set <text:span text:style-name="T7">bool b = false;</text:span>?<text:line-break/></text:p>
        </text:list-item>
        <text:list-item>
          <text:p text:style-name="P32">Make a <text:span text:style-name="T7">const</text:span> called <text:span text:style-name="T7">birthYear</text:span> and give it your year of birth.<text:line-break/></text:p>
        </text:list-item>
      </text:list>
      <text:p text:style-name="Standard"><text:span text:style-name="T7">const int birthYear = 2017;</text:span></text:p>
      <text:p text:style-name="P46"/>
      <text:p text:style-name="Standard"><draw:rect text:anchor-type="as-char" style:rel-width="100%" draw:z-index="1" draw:style-name="gr1" draw:text-style-name="P55" svg:width="0.0012in" svg:height="0.0213in"><text:p/></draw:rect></text:p>
      <text:p text:style-name="P54"><text:bookmark text:name="_js35mxbn1vhr"/><text:span text:style-name="T3">Chapter 3: Talking with the Computer 👂💬</text:span></text:p>
      <text:p text:style-name="P51"><text:bookmark text:name="_pq753q9gub8r"/><text:span text:style-name="T6">👩‍🏫 Learn It:</text:span></text:p>
      <text:p text:style-name="P46"><text:span text:style-name="T6"><text:line-break/></text:span> Sometimes, we want the computer to listen to <text:span text:style-name="T9">us</text:span>! With C++, we can ask the computer to wait for us to <text:span text:style-name="T6">type something</text:span>, and then it can <text:span text:style-name="T6">remember</text:span> what we typed.</text:p>
      <text:p text:style-name="P51"><text:bookmark text:name="_n90jv6yzgevs"/>👀 See It:</text:p>
      <text:p text:style-name="Standard"><text:span text:style-name="T7">#include &lt;iostream&gt;</text:span></text:p>
      <text:p text:style-name="P1"/>
      <text:p text:style-name="Standard"><text:span text:style-name="T7">int main() {</text:span></text:p>
      <text:p text:style-name="Standard"><text:span text:style-name="T7"><text:s text:c="4"/>int num;</text:span></text:p>
      <text:p text:style-name="P1"/>
      <text:p text:style-name="Standard"><text:span text:style-name="T7"><text:s text:c="4"/>std::cout &lt;&lt; "Type a number: ";</text:span></text:p>
      <text:p text:style-name="Standard"><text:soft-page-break/><text:span text:style-name="T7"><text:s text:c="4"/>std::cin &gt;&gt; num;</text:span></text:p>
      <text:p text:style-name="P1"/>
      <text:p text:style-name="Standard"><text:span text:style-name="T7"><text:s text:c="4"/>std::cout &lt;&lt; "You entered " &lt;&lt; num;</text:span></text:p>
      <text:p text:style-name="Standard"><text:span text:style-name="T7"><text:s text:c="4"/>return 0;</text:span></text:p>
      <text:p text:style-name="Standard"><text:span text:style-name="T7">}</text:span></text:p>
      <text:p text:style-name="Standard"/>
      <text:p text:style-name="P46">What’s happening here?</text:p>
      <text:list xml:id="list3734903695" text:style-name="WWNum9">
        <text:list-item>
          <text:p text:style-name="P6"><text:span text:style-name="T7">std::cout</text:span> → Says something <text:span text:style-name="T9">to you<text:line-break/></text:span></text:p>
        </text:list-item>
        <text:list-item>
          <text:p text:style-name="P33"><text:span text:style-name="T7">std::cin</text:span> → Waits for <text:span text:style-name="T9">you</text:span> to type something<text:line-break/></text:p>
        </text:list-item>
      </text:list>
      <text:p text:style-name="P51"><text:bookmark text:name="_iba15gcov9cm"/>🧠 Do It:</text:p>
      <text:list xml:id="list2464976316" text:style-name="WWNum7">
        <text:list-item>
          <text:p text:style-name="P7">Change <text:span text:style-name="T7">int</text:span> to <text:span text:style-name="T7">std::string</text:span> and type your name!<text:line-break/></text:p>
        </text:list-item>
        <text:list-item>
          <text:p text:style-name="P20">Ask the computer to say: <text:span text:style-name="T9">"Nice to meet you, &lt;your name&gt;!"<text:line-break/></text:span></text:p>
        </text:list-item>
        <text:list-item>
          <text:p text:style-name="P34">Try asking the user for their age and say something back!<text:line-break/></text:p>
        </text:list-item>
      </text:list>
      <text:p text:style-name="P46">Bonus challenge:</text:p>
      <text:p text:style-name="Standard"><text:span text:style-name="T7">std::cout &lt;&lt; "How old are you? ";</text:span></text:p>
      <text:p text:style-name="Standard"><text:span text:style-name="T7">std::cin &gt;&gt; age;</text:span></text:p>
      <text:p text:style-name="Standard"><text:span text:style-name="T7">std::cout &lt;&lt; "Wow! " &lt;&lt; age &lt;&lt; " years old!";</text:span></text:p>
      <text:p text:style-name="P46"/>
      <text:p text:style-name="Standard"><draw:rect text:anchor-type="as-char" style:rel-width="100%" draw:z-index="2" draw:style-name="gr1" draw:text-style-name="P55" svg:width="0.0012in" svg:height="0.0213in"><text:p/></draw:rect></text:p>
      <text:p text:style-name="P54"><text:bookmark text:name="_eje6ju2cf0wr"/><text:span text:style-name="T3">Chapter 4: Lists of Things (Arrays!) 🧺</text:span></text:p>
      <text:p text:style-name="P51"><text:bookmark text:name="_ckljy3rngbuq"/><text:span text:style-name="T6">👩‍🏫 Learn It:</text:span></text:p>
      <text:p text:style-name="P46"><text:soft-page-break/><text:span text:style-name="T6"><text:line-break/></text:span> What if we have <text:span text:style-name="T9">lots of numbers</text:span> — like test scores? Instead of making many variables, we can use a <text:span text:style-name="T6">list</text:span> called an <text:span text:style-name="T6">array</text:span>! It’s like a row of boxes, and each box has a number (called an <text:span text:style-name="T6">index</text:span>) that helps us find it.</text:p>
      <text:p text:style-name="P51"><text:bookmark text:name="_4tr9w71smv3m"/>👀 See It:</text:p>
      <text:p text:style-name="Standard"><text:span text:style-name="T7">#include &lt;iostream&gt;</text:span></text:p>
      <text:p text:style-name="Standard"><text:span text:style-name="T7">#include &lt;array&gt;</text:span></text:p>
      <text:p text:style-name="P1"/>
      <text:p text:style-name="Standard"><text:span text:style-name="T7">int main() {</text:span></text:p>
      <text:p text:style-name="Standard"><text:span text:style-name="T7"><text:s text:c="4"/>std::array&lt;int, 3&gt; marks; // Just made the boxes</text:span></text:p>
      <text:p text:style-name="Standard"><text:span text:style-name="T7"><text:s text:c="4"/>marks[0] = 92;</text:span></text:p>
      <text:p text:style-name="Standard"><text:span text:style-name="T7"><text:s text:c="4"/>marks[1] = 97;</text:span></text:p>
      <text:p text:style-name="Standard"><text:span text:style-name="T7"><text:s text:c="4"/>marks[2] = 98;</text:span></text:p>
      <text:p text:style-name="P1"/>
      <text:p text:style-name="Standard"><text:span text:style-name="T7"><text:s text:c="4"/>std::cout &lt;&lt; marks[0]; // Says: 92</text:span></text:p>
      <text:p text:style-name="Standard"><text:span text:style-name="T7">}</text:span></text:p>
      <text:p text:style-name="Standard"/>
      <text:p text:style-name="P46">You can also <text:span text:style-name="T6">fill it in one go!</text:span></text:p>
      <text:p text:style-name="Standard"><text:span text:style-name="T7">std::array&lt;int, 3&gt; marks = {92, 97, 98};</text:span></text:p>
      <text:p text:style-name="Standard"/>
      <text:p text:style-name="P46">Forgot a number? It becomes <text:span text:style-name="T6">0</text:span>!</text:p>
      <text:p text:style-name="Standard"><text:span text:style-name="T7">std::array&lt;int, 3&gt; marks = {92, 97};</text:span></text:p>
      <text:p text:style-name="Standard"><text:span text:style-name="T7">std::cout &lt;&lt; marks[2]; // Says: 0</text:span></text:p>
      <text:p text:style-name="Standard"/>
      <text:p text:style-name="P46"><text:soft-page-break/>Let’s see it like a row:</text:p>
      <text:p text:style-name="Standard"><text:span text:style-name="T7">┌─────┬─────┬─────┐</text:span></text:p>
      <text:p text:style-name="Standard"><text:span text:style-name="T7">| <text:s/>92 | <text:s/>97 | <text:s/>98 |</text:span></text:p>
      <text:p text:style-name="Standard"><text:span text:style-name="T7">└─────┴─────┴─────┘</text:span></text:p>
      <text:p text:style-name="Standard"><text:span text:style-name="T7"><text:s text:c="3"/>[0] <text:s/>[1] <text:s/>[2]</text:span></text:p>
      <text:p text:style-name="Standard"/>
      <text:p text:style-name="P46">Now with more scores:</text:p>
      <text:p text:style-name="Standard"><text:span text:style-name="T7">std::array&lt;int, 6&gt; marks = {92, 97, 98, 99, 98, 94};</text:span></text:p>
      <text:p text:style-name="P1"/>
      <text:p text:style-name="Standard"><text:span text:style-name="T7">std::cout &lt;&lt; marks[0]; // First box</text:span></text:p>
      <text:p text:style-name="Standard"><text:span text:style-name="T7">marks[1] = 99; <text:s text:c="9"/>// Fix second score!</text:span></text:p>
      <text:p text:style-name="Standard"><text:span text:style-name="T7">std::cin &gt;&gt; marks[2]; <text:s text:c="2"/>// You type the third!</text:span></text:p>
      <text:p text:style-name="Standard"/>
      <text:p text:style-name="P46">🌟 Arrays can hold <text:span text:style-name="T6">letters</text:span> too:</text:p>
      <text:p text:style-name="Standard"><text:span text:style-name="T7">char ref[5] = {'R', 'e', 'f'};</text:span></text:p>
      <text:p text:style-name="Standard"/>
      <text:p text:style-name="P46">We can read each letter like this:</text:p>
      <text:p text:style-name="Standard"><text:span text:style-name="T7">for (const char &amp;n : ref) {</text:span></text:p>
      <text:p text:style-name="Standard"><text:span text:style-name="T7"><text:s text:c="4"/>std::cout &lt;&lt; std::string(1, n);</text:span></text:p>
      <text:p text:style-name="Standard"><text:span text:style-name="T7">}</text:span></text:p>
      <text:p text:style-name="Standard"/>
      <text:p text:style-name="P46"><text:soft-page-break/>Or the classic way:</text:p>
      <text:p text:style-name="Standard"><text:span text:style-name="T7">for (int i = 0; i &lt; 5; ++i) {</text:span></text:p>
      <text:p text:style-name="Standard"><text:span text:style-name="T7"><text:s text:c="4"/>std::cout &lt;&lt; ref[i];</text:span></text:p>
      <text:p text:style-name="Standard"><text:span text:style-name="T7">}</text:span></text:p>
      <text:p text:style-name="Standard"/>
      <text:p text:style-name="P46">Even better... <text:span text:style-name="T6">Arrays in rows AND columns!</text:span> 🧮</text:p>
      <text:p text:style-name="Standard"><text:span text:style-name="T7">int x[2][6] = {</text:span></text:p>
      <text:p text:style-name="Standard"><text:span text:style-name="T7"><text:s text:c="4"/>{1,2,3,4,5,6},</text:span></text:p>
      <text:p text:style-name="Standard"><text:span text:style-name="T7"><text:s text:c="4"/>{6,5,4,3,2,1}</text:span></text:p>
      <text:p text:style-name="Standard"><text:span text:style-name="T7">};</text:span></text:p>
      <text:p text:style-name="P1"/>
      <text:p text:style-name="Standard"><text:span text:style-name="T7">for (int i = 0; i &lt; 2; ++i) {</text:span></text:p>
      <text:p text:style-name="Standard"><text:span text:style-name="T7"><text:s text:c="4"/>for (int j = 0; j &lt; 6; ++j) {</text:span></text:p>
      <text:p text:style-name="Standard"><text:span text:style-name="T7"><text:s text:c="8"/>std::cout &lt;&lt; x[i][j] &lt;&lt; " ";</text:span></text:p>
      <text:p text:style-name="Standard"><text:span text:style-name="T7"><text:s text:c="4"/>}</text:span></text:p>
      <text:p text:style-name="Standard"><text:span text:style-name="T7">}</text:span></text:p>
      <text:p text:style-name="Standard"/>
      <text:p text:style-name="P46">This prints:</text:p>
      <text:p text:style-name="Standard"><text:span text:style-name="T7">1 2 3 4 5 6 6 5 4 3 2 1</text:span></text:p>
      <text:p text:style-name="Standard"/>
      <text:p text:style-name="P51"><text:bookmark text:name="_eu0zl7xrqk23"/>🧠 Do It:</text:p>
      <text:list xml:id="list3777331295" text:style-name="WWNum3">
        <text:list-item>
          <text:p text:style-name="P8"><text:soft-page-break/>Make a list of your 3 favorite numbers.<text:line-break/></text:p>
        </text:list-item>
        <text:list-item>
          <text:p text:style-name="P21">Change one to something new.<text:line-break/></text:p>
        </text:list-item>
        <text:list-item>
          <text:p text:style-name="P21">Print them all using a loop!<text:line-break/></text:p>
        </text:list-item>
        <text:list-item>
          <text:p text:style-name="P35">Try making a table with 2 rows and 3 columns.<text:line-break/></text:p>
        </text:list-item>
      </text:list>
      <text:p text:style-name="P48"><draw:rect text:anchor-type="as-char" style:rel-width="100%" draw:z-index="3" draw:style-name="gr2" draw:text-style-name="P55" svg:width="0.0012in" svg:height="0.0213in"><text:p/></draw:rect></text:p>
      <text:p text:style-name="P54"><text:bookmark text:name="_evo4eawsnola"/><text:span text:style-name="T3">Chapter 5: If This, Then That (Decisions!) 🤔</text:span></text:p>
      <text:p text:style-name="P51"><text:bookmark text:name="_bkeiqtor8oyg"/><text:span text:style-name="T6">👩‍🏫 Learn It:</text:span></text:p>
      <text:p text:style-name="P46"><text:span text:style-name="T6"><text:line-break/></text:span> Sometimes, the computer needs to <text:span text:style-name="T9">choose</text:span>. We can teach it to decide using <text:span text:style-name="T6">if</text:span>, <text:span text:style-name="T6">else</text:span>, and other fun tools!</text:p>
      <text:p text:style-name="P51"><text:bookmark text:name="_r12f74psr3ob"/>👀 See It:</text:p>
      <text:p text:style-name="P52"><text:bookmark text:name="_kzuuo4387uc7"/><text:span text:style-name="T4">🧪 The </text:span><text:span text:style-name="T8">if</text:span><text:span text:style-name="T4"> Statement</text:span></text:p>
      <text:p text:style-name="Standard"><text:span text:style-name="T7">int number = 16;</text:span></text:p>
      <text:p text:style-name="P1"/>
      <text:p text:style-name="Standard"><text:span text:style-name="T7">if (number % 2 == 0) {</text:span></text:p>
      <text:p text:style-name="Standard"><text:span text:style-name="T7"><text:s text:c="4"/>std::cout &lt;&lt; "Even!";</text:span></text:p>
      <text:p text:style-name="Standard"><text:span text:style-name="T7">} else {</text:span></text:p>
      <text:p text:style-name="Standard"><text:span text:style-name="T7"><text:s text:c="4"/>std::cout &lt;&lt; "Odd!";</text:span></text:p>
      <text:p text:style-name="Standard"><text:span text:style-name="T7">}</text:span></text:p>
      <text:p text:style-name="Standard"/>
      <text:p text:style-name="P46">💡 <text:span text:style-name="T7">%</text:span> means "remainder" — 16 ÷ 2 has no leftovers, so it's even!</text:p>
      <text:p text:style-name="Standard"><draw:rect text:anchor-type="as-char" style:rel-width="100%" draw:z-index="4" draw:style-name="gr1" draw:text-style-name="P55" svg:width="0.0012in" svg:height="0.0213in"><text:p/></draw:rect></text:p>
      <text:p text:style-name="P52"><text:bookmark text:name="_5vv33ymn9pr9"/><text:span text:style-name="T4">🧪 Else If: So Many Choices!</text:span></text:p>
      <text:p text:style-name="Standard"><text:soft-page-break/><text:span text:style-name="T7">int score = 99;</text:span></text:p>
      <text:p text:style-name="P1"/>
      <text:p text:style-name="Standard"><text:span text:style-name="T7">if (score == 100) {</text:span></text:p>
      <text:p text:style-name="Standard"><text:span text:style-name="T7"><text:s text:c="4"/>std::cout &lt;&lt; "Superb!";</text:span></text:p>
      <text:p text:style-name="Standard"><text:span text:style-name="T7">} else if (score &gt;= 90) {</text:span></text:p>
      <text:p text:style-name="Standard"><text:span text:style-name="T7"><text:s text:c="4"/>std::cout &lt;&lt; "Excellent!";</text:span></text:p>
      <text:p text:style-name="Standard"><text:span text:style-name="T7">} else if (score &gt;= 80) {</text:span></text:p>
      <text:p text:style-name="Standard"><text:span text:style-name="T7"><text:s text:c="4"/>std::cout &lt;&lt; "Very Good!";</text:span></text:p>
      <text:p text:style-name="Standard"><text:span text:style-name="T7">} else if (score &gt;= 70) {</text:span></text:p>
      <text:p text:style-name="Standard"><text:span text:style-name="T7"><text:s text:c="4"/>std::cout &lt;&lt; "Good!";</text:span></text:p>
      <text:p text:style-name="Standard"><text:span text:style-name="T7">} else if (score &gt;= 60) {</text:span></text:p>
      <text:p text:style-name="Standard"><text:span text:style-name="T7"><text:s text:c="4"/>std::cout &lt;&lt; "OK!";</text:span></text:p>
      <text:p text:style-name="Standard"><text:span text:style-name="T7">} else {</text:span></text:p>
      <text:p text:style-name="Standard"><text:span text:style-name="T7"><text:s text:c="4"/>std::cout &lt;&lt; "Hmm... Try again!";</text:span></text:p>
      <text:p text:style-name="Standard"><text:span text:style-name="T7">}</text:span></text:p>
      <text:p text:style-name="Standard"/>
      <text:p text:style-name="Standard"><draw:rect text:anchor-type="as-char" style:rel-width="100%" draw:z-index="5" draw:style-name="gr1" draw:text-style-name="P55" svg:width="0.0012in" svg:height="0.0213in"><text:p/></draw:rect></text:p>
      <text:p text:style-name="P52"><text:bookmark text:name="_vb54fwtcxtbh"/><text:span text:style-name="T4">🎲 Useful Operators</text:span></text:p>
      <text:p text:style-name="P46"><text:span text:style-name="T6">Relational: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2"><text:span text:style-name="T6">Code</text:span></text:p>
          </table:table-cell>
          <table:table-cell table:style-name="Table1.A1" office:value-type="string">
            <text:p text:style-name="P2"><text:span text:style-name="T6">Means</text:span></text:p>
          </table:table-cell>
        </table:table-row>
        <table:table-row table:style-name="Table1.1">
          <table:table-cell table:style-name="Table1.A1" office:value-type="string">
            <text:p text:style-name="Standard">a == b</text:p>
          </table:table-cell>
          <table:table-cell table:style-name="Table1.A1" office:value-type="string">
            <text:p text:style-name="Standard">a equals b</text:p>
          </table:table-cell>
        </table:table-row>
        <table:table-row table:style-name="Table1.1">
          <table:table-cell table:style-name="Table1.A1" office:value-type="string">
            <text:p text:style-name="Standard">a != b</text:p>
          </table:table-cell>
          <table:table-cell table:style-name="Table1.A1" office:value-type="string">
            <text:p text:style-name="Standard">a does <text:span text:style-name="T9">not</text:span> equal b</text:p>
          </table:table-cell>
        </table:table-row>
        <table:table-row table:style-name="Table1.1">
          <table:table-cell table:style-name="Table1.A1" office:value-type="string">
            <text:p text:style-name="Standard">a &gt; b</text:p>
          </table:table-cell>
          <table:table-cell table:style-name="Table1.A1" office:value-type="string">
            <text:p text:style-name="Standard">a is bigger than b</text:p>
          </table:table-cell>
        </table:table-row>
        <table:table-row table:style-name="Table1.1">
          <table:table-cell table:style-name="Table1.A1" office:value-type="string">
            <text:p text:style-name="Standard">a &lt; b</text:p>
          </table:table-cell>
          <table:table-cell table:style-name="Table1.A1" office:value-type="string">
            <text:p text:style-name="Standard">a is smaller than b</text:p>
          </table:table-cell>
        </table:table-row>
        <table:table-row table:style-name="Table1.1">
          <table:table-cell table:style-name="Table1.A1" office:value-type="string">
            <text:p text:style-name="Standard">a &gt;= b</text:p>
          </table:table-cell>
          <table:table-cell table:style-name="Table1.A1" office:value-type="string">
            <text:p text:style-name="Standard">a is big or equal to b</text:p>
          </table:table-cell>
        </table:table-row>
        <table:table-row table:style-name="Table1.1">
          <table:table-cell table:style-name="Table1.A1" office:value-type="string">
            <text:p text:style-name="Standard">a &lt;= b</text:p>
          </table:table-cell>
          <table:table-cell table:style-name="Table1.A1" office:value-type="string">
            <text:p text:style-name="Standard">a is small or equal to b</text:p>
          </table:table-cell>
        </table:table-row>
      </table:table>
      <text:p text:style-name="P46"><text:span text:style-name="T6">Assignment Shortcuts:</text:span></text:p>
      <text:p text:style-name="Standard"><text:span text:style-name="T7">x += 2; // same as x = x + 2</text:span></text:p>
      <text:p text:style-name="Standard"><text:span text:style-name="T7">if (sunny &amp;&amp; warm) { ... } <text:s/>// AND</text:span></text:p>
      <text:p text:style-name="Standard"><text:span text:style-name="T7">if (raining || cold) { ... } // OR</text:span></text:p>
      <text:p text:style-name="Standard"><text:span text:style-name="T7">if (!hungry) { ... } // NOT</text:span></text:p>
      <text:p text:style-name="Standard"/>
      <text:p text:style-name="Standard"><draw:rect text:anchor-type="as-char" style:rel-width="100%" draw:z-index="6" draw:style-name="gr1" draw:text-style-name="P55" svg:width="0.0012in" svg:height="0.0213in"><text:p/></draw:rect></text:p>
      <text:p text:style-name="P52"><text:bookmark text:name="_cxchx7o8i9uo"/><text:span text:style-name="T4">🧪 Ternary: Tiny if-else!</text:span></text:p>
      <text:p text:style-name="Standard"><text:span text:style-name="T7">int x = 3, y = 5, max;</text:span></text:p>
      <text:p text:style-name="Standard"><text:span text:style-name="T7">max = (x &gt; y) ? x : y;</text:span></text:p>
      <text:p text:style-name="Standard"><text:span text:style-name="T7">std::cout &lt;&lt; max; // Says: 5</text:span></text:p>
      <text:p text:style-name="Standard"/>
      <text:p text:style-name="P46">Same as:</text:p>
      <text:p text:style-name="Standard"><text:span text:style-name="T7">if (x &gt; y) {</text:span></text:p>
      <text:p text:style-name="Standard"><text:span text:style-name="T7"><text:s text:c="4"/>max = x;</text:span></text:p>
      <text:p text:style-name="Standard"><text:span text:style-name="T7">} else {</text:span></text:p>
      <text:p text:style-name="Standard"><text:span text:style-name="T7"><text:s text:c="4"/>max = y;</text:span></text:p>
      <text:p text:style-name="Standard"><text:span text:style-name="T7">}</text:span></text:p>
      <text:p text:style-name="Standard"/>
      <text:p text:style-name="Standard"><draw:rect text:anchor-type="as-char" style:rel-width="100%" draw:z-index="7" draw:style-name="gr1" draw:text-style-name="P55" svg:width="0.0012in" svg:height="0.0213in"><text:p/></draw:rect></text:p>
      <text:p text:style-name="P52"><text:bookmark text:name="_pywnmk5xlkla"/><text:soft-page-break/><text:span text:style-name="T4">🎮 Switch: Choose from a Menu!</text:span></text:p>
      <text:p text:style-name="Standard"><text:span text:style-name="T7">int num = 2;</text:span></text:p>
      <text:p text:style-name="P1"/>
      <text:p text:style-name="Standard"><text:span text:style-name="T7">switch (num) {</text:span></text:p>
      <text:p text:style-name="Standard"><text:span text:style-name="T7"><text:s text:c="4"/>case 0: std::cout &lt;&lt; "Zero"; break;</text:span></text:p>
      <text:p text:style-name="Standard"><text:span text:style-name="T7"><text:s text:c="4"/>case 1: std::cout &lt;&lt; "One"; break;</text:span></text:p>
      <text:p text:style-name="Standard"><text:span text:style-name="T7"><text:s text:c="4"/>case 2: std::cout &lt;&lt; "Two"; break;</text:span></text:p>
      <text:p text:style-name="Standard"><text:span text:style-name="T7"><text:s text:c="4"/>case 3: std::cout &lt;&lt; "Three"; break;</text:span></text:p>
      <text:p text:style-name="Standard"><text:span text:style-name="T7"><text:s text:c="4"/>default: std::cout &lt;&lt; "What?"; break;</text:span></text:p>
      <text:p text:style-name="Standard"><text:span text:style-name="T7">}</text:span></text:p>
      <text:p text:style-name="Standard"/>
      <text:p text:style-name="Standard"><draw:rect text:anchor-type="as-char" style:rel-width="100%" draw:z-index="8" draw:style-name="gr1" draw:text-style-name="P55" svg:width="0.0012in" svg:height="0.0213in"><text:p/></draw:rect></text:p>
      <text:p text:style-name="P51"><text:bookmark text:name="_q0g3u89p10fn"/>🧠 Do It:</text:p>
      <text:list xml:id="list3727493967" text:style-name="WWNum6">
        <text:list-item>
          <text:p text:style-name="P9">Ask the user for a number and say if it’s odd or even!<text:line-break/></text:p>
        </text:list-item>
        <text:list-item>
          <text:p text:style-name="P22">Use <text:span text:style-name="T7">else if</text:span> to grade scores like a teacher.<text:line-break/></text:p>
        </text:list-item>
        <text:list-item>
          <text:p text:style-name="P36">Try out a <text:span text:style-name="T7">switch</text:span> to print a day of the week (0 = Sunday, 1 = Monday...).<text:line-break/></text:p>
        </text:list-item>
      </text:list>
      <text:p text:style-name="Standard"><draw:rect text:anchor-type="as-char" style:rel-width="100%" draw:z-index="9" draw:style-name="gr1" draw:text-style-name="P55" svg:width="0.0012in" svg:height="0.0213in"><text:p/></draw:rect></text:p>
      <text:p text:style-name="P54"><text:bookmark text:name="_1klc3jln1ukv"/><text:span text:style-name="T3">Chapter 6: Let’s Repeat (Loops!) 🔁</text:span></text:p>
      <text:p text:style-name="P51"><text:bookmark text:name="_3vwt1araduv3"/><text:span text:style-name="T6">👩‍🏫 Learn It:</text:span></text:p>
      <text:p text:style-name="P46"><text:span text:style-name="T6"><text:line-break/></text:span> What if we want the computer to do something <text:span text:style-name="T9">again</text:span> and <text:span text:style-name="T9">again</text:span>? That’s where <text:span text:style-name="T6">loops</text:span> come in! A loop repeats code until we say “stop!”</text:p>
      <text:p text:style-name="Standard"><draw:rect text:anchor-type="as-char" style:rel-width="100%" draw:z-index="10" draw:style-name="gr1" draw:text-style-name="P55" svg:width="0.0012in" svg:height="0.0213in"><text:p/></draw:rect></text:p>
      <text:p text:style-name="P49"><text:bookmark text:name="_5xzxwub2vp31"/><text:soft-page-break/>🌀 While Loop</text:p>
      <text:p text:style-name="P46">Repeats while something is <text:span text:style-name="T9">true</text:span>.</text:p>
      <text:p text:style-name="Standard"><text:span text:style-name="T7">int i = 0;</text:span></text:p>
      <text:p text:style-name="Standard"><text:span text:style-name="T7">while (i &lt; 6) {</text:span></text:p>
      <text:p text:style-name="Standard"><text:span text:style-name="T7"><text:s text:c="4"/>std::cout &lt;&lt; i++;</text:span></text:p>
      <text:p text:style-name="Standard"><text:span text:style-name="T7">}</text:span></text:p>
      <text:p text:style-name="Standard"><text:span text:style-name="T7">// Output: 012345</text:span></text:p>
      <text:p text:style-name="Standard"/>
      <text:p text:style-name="Standard"><draw:rect text:anchor-type="as-char" style:rel-width="100%" draw:z-index="11" draw:style-name="gr1" draw:text-style-name="P55" svg:width="0.0012in" svg:height="0.0213in"><text:p/></draw:rect></text:p>
      <text:p text:style-name="P50"><text:bookmark text:name="_3gygmgwo19mm"/>🌀 Do-While Loop</text:p>
      <text:p text:style-name="P46">This loop always runs <text:span text:style-name="T9">at least once</text:span>!</text:p>
      <text:p text:style-name="Standard"><text:span text:style-name="T7">int i = 1;</text:span></text:p>
      <text:p text:style-name="Standard"><text:span text:style-name="T7">do {</text:span></text:p>
      <text:p text:style-name="Standard"><text:span text:style-name="T7"><text:s text:c="4"/>std::cout &lt;&lt; i++;</text:span></text:p>
      <text:p text:style-name="Standard"><text:span text:style-name="T7">} while (i &lt;= 5);</text:span></text:p>
      <text:p text:style-name="Standard"><text:span text:style-name="T7">// Output: 12345</text:span></text:p>
      <text:p text:style-name="Standard"/>
      <text:p text:style-name="Standard"><draw:rect text:anchor-type="as-char" style:rel-width="100%" draw:z-index="12" draw:style-name="gr1" draw:text-style-name="P55" svg:width="0.0012in" svg:height="0.0213in"><text:p/></draw:rect></text:p>
      <text:p text:style-name="P50"><text:bookmark text:name="_x0hyvftsqphw"/>🔄 For Loop</text:p>
      <text:p text:style-name="P46">Great for counting!</text:p>
      <text:p text:style-name="Standard"><text:span text:style-name="T7">for (int i = 0; i &lt; 5; i++) {</text:span></text:p>
      <text:p text:style-name="Standard"><text:soft-page-break/><text:span text:style-name="T7"><text:s text:c="4"/>std::cout &lt;&lt; i;</text:span></text:p>
      <text:p text:style-name="Standard"><text:span text:style-name="T7">}</text:span></text:p>
      <text:p text:style-name="Standard"><text:span text:style-name="T7">// Output: 01234</text:span></text:p>
      <text:p text:style-name="Standard"/>
      <text:p text:style-name="P46">You can even do <text:span text:style-name="T6">two things at once</text:span>:</text:p>
      <text:p text:style-name="Standard"><text:span text:style-name="T7">for (int i = 0, j = 2; i &lt; 3; i++, j--) {</text:span></text:p>
      <text:p text:style-name="Standard"><text:span text:style-name="T7"><text:s text:c="4"/>std::cout &lt;&lt; "i=" &lt;&lt; i &lt;&lt; ", j=" &lt;&lt; j &lt;&lt; "; ";</text:span></text:p>
      <text:p text:style-name="Standard"><text:span text:style-name="T7">}</text:span></text:p>
      <text:p text:style-name="Standard"><text:span text:style-name="T7">// Output: i=0, j=2; i=1, j=1; i=2, j=0;</text:span></text:p>
      <text:p text:style-name="Standard"/>
      <text:p text:style-name="Standard"><draw:rect text:anchor-type="as-char" style:rel-width="100%" draw:z-index="13" draw:style-name="gr1" draw:text-style-name="P55" svg:width="0.0012in" svg:height="0.0213in"><text:p/></draw:rect></text:p>
      <text:p text:style-name="P50"><text:bookmark text:name="_smx3q953vjaw"/><text:span text:style-name="T5">⏩ Skip with </text:span><text:span text:style-name="T7">continue</text:span></text:p>
      <text:p text:style-name="Standard"><text:span text:style-name="T7">for (int i = 0; i &lt; 10; i++) {</text:span></text:p>
      <text:p text:style-name="Standard"><text:span text:style-name="T7"><text:s text:c="4"/>if (i % 2 == 0) continue;</text:span></text:p>
      <text:p text:style-name="Standard"><text:span text:style-name="T7"><text:s text:c="4"/>std::cout &lt;&lt; i;</text:span></text:p>
      <text:p text:style-name="Standard"><text:span text:style-name="T7">}</text:span></text:p>
      <text:p text:style-name="Standard"><text:span text:style-name="T7">// Output: 13579</text:span></text:p>
      <text:p text:style-name="Standard"/>
      <text:p text:style-name="Standard"><draw:rect text:anchor-type="as-char" style:rel-width="100%" draw:z-index="14" draw:style-name="gr1" draw:text-style-name="P55" svg:width="0.0012in" svg:height="0.0213in"><text:p/></draw:rect></text:p>
      <text:p text:style-name="P50"><text:bookmark text:name="_90eyymm11qke"/><text:span text:style-name="T5">⛔ Stop with </text:span><text:span text:style-name="T7">break</text:span></text:p>
      <text:p text:style-name="Standard"><text:span text:style-name="T7">int password, tries = 0;</text:span></text:p>
      <text:p text:style-name="Standard"><text:soft-page-break/><text:span text:style-name="T7">while (password != 1234) {</text:span></text:p>
      <text:p text:style-name="Standard"><text:span text:style-name="T7"><text:s text:c="4"/>if (tries++ &gt;= 3) {</text:span></text:p>
      <text:p text:style-name="Standard"><text:span text:style-name="T7"><text:s text:c="8"/>std::cout &lt;&lt; "Locked!\n";</text:span></text:p>
      <text:p text:style-name="Standard"><text:span text:style-name="T7"><text:s text:c="8"/>break;</text:span></text:p>
      <text:p text:style-name="Standard"><text:span text:style-name="T7"><text:s text:c="4"/>}</text:span></text:p>
      <text:p text:style-name="Standard"><text:span text:style-name="T7"><text:s text:c="4"/>std::cout &lt;&lt; "Password: ";</text:span></text:p>
      <text:p text:style-name="Standard"><text:span text:style-name="T7"><text:s text:c="4"/>std::cin &gt;&gt; password;</text:span></text:p>
      <text:p text:style-name="Standard"><text:span text:style-name="T7">}</text:span></text:p>
      <text:p text:style-name="Standard"/>
      <text:p text:style-name="Standard"><draw:rect text:anchor-type="as-char" style:rel-width="100%" draw:z-index="15" draw:style-name="gr1" draw:text-style-name="P55" svg:width="0.0012in" svg:height="0.0213in"><text:p/></draw:rect></text:p>
      <text:p text:style-name="P50"><text:bookmark text:name="_l4gm8iwod9yg"/>🔁 Forever Loops (Be Careful!)</text:p>
      <text:p text:style-name="Standard"><text:span text:style-name="T7">while (true) {</text:span></text:p>
      <text:p text:style-name="Standard"><text:span text:style-name="T7"><text:s text:c="4"/>std::cout &lt;&lt; "infinite loop";</text:span></text:p>
      <text:p text:style-name="Standard"><text:span text:style-name="T7">}</text:span></text:p>
      <text:p text:style-name="P1"/>
      <text:p text:style-name="Standard"><text:span text:style-name="T7">for (;;) {</text:span></text:p>
      <text:p text:style-name="Standard"><text:span text:style-name="T7"><text:s text:c="4"/>std::cout &lt;&lt; "infinite loop";</text:span></text:p>
      <text:p text:style-name="Standard"><text:span text:style-name="T7">}</text:span></text:p>
      <text:p text:style-name="Standard"/>
      <text:p text:style-name="Standard"><draw:rect text:anchor-type="as-char" style:rel-width="100%" draw:z-index="16" draw:style-name="gr1" draw:text-style-name="P55" svg:width="0.0012in" svg:height="0.0213in"><text:p/></draw:rect></text:p>
      <text:p text:style-name="P50"><text:bookmark text:name="_mhtqf9z03fu8"/>🌟 Range-Based Loops (C++11)</text:p>
      <text:p text:style-name="Standard"><text:soft-page-break/><text:span text:style-name="T7">for (int n : {1, 2, 3, 4, 5}) {</text:span></text:p>
      <text:p text:style-name="Standard"><text:span text:style-name="T7"><text:s text:c="4"/>std::cout &lt;&lt; n &lt;&lt; " ";</text:span></text:p>
      <text:p text:style-name="Standard"><text:span text:style-name="T7">}</text:span></text:p>
      <text:p text:style-name="Standard"><text:span text:style-name="T7">// Output: 1 2 3 4 5</text:span></text:p>
      <text:p text:style-name="Standard"/>
      <text:p text:style-name="P46">Even works on <text:span text:style-name="T6">words</text:span>:</text:p>
      <text:p text:style-name="Standard"><text:span text:style-name="T7">std::string hello = "Hello";</text:span></text:p>
      <text:p text:style-name="Standard"><text:span text:style-name="T7">for (char c : hello) {</text:span></text:p>
      <text:p text:style-name="Standard"><text:span text:style-name="T7"><text:s text:c="4"/>std::cout &lt;&lt; c &lt;&lt; " ";</text:span></text:p>
      <text:p text:style-name="Standard"><text:span text:style-name="T7">}</text:span></text:p>
      <text:p text:style-name="Standard"><text:span text:style-name="T7">// Output: H e l l o</text:span></text:p>
      <text:p text:style-name="Standard"/>
      <text:p text:style-name="Standard"><draw:rect text:anchor-type="as-char" style:rel-width="100%" draw:z-index="17" draw:style-name="gr1" draw:text-style-name="P55" svg:width="0.0012in" svg:height="0.0213in"><text:p/></draw:rect></text:p>
      <text:p text:style-name="P50"><text:bookmark text:name="_y8kp6kqq7y4v"/><text:span text:style-name="T5">✨ </text:span><text:span text:style-name="T7">for_each</text:span><text:span text:style-name="T5"> Magic (C++11)</text:span></text:p>
      <text:p text:style-name="Standard"><text:span text:style-name="T7">#include &lt;array&gt;</text:span></text:p>
      <text:p text:style-name="Standard"><text:span text:style-name="T7">#include &lt;algorithm&gt;</text:span></text:p>
      <text:p text:style-name="P1"/>
      <text:p text:style-name="Standard"><text:span text:style-name="T7">auto print = [](int num) { std::cout &lt;&lt; num &lt;&lt; std::endl; };</text:span></text:p>
      <text:p text:style-name="Standard"><text:span text:style-name="T7">std::array&lt;int, 4&gt; arr = {1, 2, 3, 4};</text:span></text:p>
      <text:p text:style-name="Standard"><text:span text:style-name="T7">std::for_each(arr.begin(), arr.end(), print);</text:span></text:p>
      <text:p text:style-name="Standard"/>
      <text:p text:style-name="Standard"><text:soft-page-break/><draw:rect text:anchor-type="as-char" style:rel-width="100%" draw:z-index="18" draw:style-name="gr1" draw:text-style-name="P55" svg:width="0.0012in" svg:height="0.0213in"><text:p/></draw:rect></text:p>
      <text:p text:style-name="P51"><text:bookmark text:name="_29rmw9kro96n"/>🧠 Do It:</text:p>
      <text:list xml:id="list2893203844" text:style-name="WWNum15">
        <text:list-item>
          <text:p text:style-name="P10">Count from 1 to 10 with a <text:span text:style-name="T7">while</text:span> loop!<text:line-break/></text:p>
        </text:list-item>
        <text:list-item>
          <text:p text:style-name="P23">Make a <text:span text:style-name="T7">for</text:span> loop that prints only odd numbers.<text:line-break/></text:p>
        </text:list-item>
        <text:list-item>
          <text:p text:style-name="P23">Use a <text:span text:style-name="T7">break</text:span> to stop the loop after 3 tries.<text:line-break/></text:p>
        </text:list-item>
        <text:list-item>
          <text:p text:style-name="P37">Try a <text:span text:style-name="T7">range-based</text:span> loop to spell your name!<text:line-break/></text:p>
        </text:list-item>
      </text:list>
      <text:p text:style-name="Standard"><draw:rect text:anchor-type="as-char" style:rel-width="100%" draw:z-index="19" draw:style-name="gr1" draw:text-style-name="P55" svg:width="0.0012in" svg:height="0.0213in"><text:p/></draw:rect></text:p>
      <text:p text:style-name="P54"><text:bookmark text:name="_hjr3p1gzep3c"/><text:span text:style-name="T3">Chapter 7: Make Your Own Magic (Functions!) 🪄</text:span></text:p>
      <text:p text:style-name="P51"><text:bookmark text:name="_dwmhx5tpta92"/>👩‍🏫 Learn It:</text:p>
      <text:p text:style-name="P46"><text:span text:style-name="T6"><text:line-break/></text:span> A <text:span text:style-name="T6">function</text:span> is like a mini-program that does one job. You give it something (called <text:span text:style-name="T6">arguments</text:span>) and it can give something back (<text:span text:style-name="T6">return value</text:span>).</text:p>
      <text:p text:style-name="Standard"><draw:rect text:anchor-type="as-char" style:rel-width="100%" draw:z-index="20" draw:style-name="gr1" draw:text-style-name="P55" svg:width="0.0012in" svg:height="0.0213in"><text:p/></draw:rect></text:p>
      <text:p text:style-name="P50"><text:bookmark text:name="_q33vjgrzkvns"/>✨ Make a Function</text:p>
      <text:p text:style-name="Standard"><text:span text:style-name="T7">int add(int a, int b) {</text:span></text:p>
      <text:p text:style-name="Standard"><text:span text:style-name="T7"><text:s text:c="4"/>return a + b;</text:span></text:p>
      <text:p text:style-name="Standard"><text:span text:style-name="T7">}</text:span></text:p>
      <text:p text:style-name="Standard"/>
      <text:p text:style-name="P46">This <text:span text:style-name="T7">add</text:span> function takes <text:span text:style-name="T6">two numbers</text:span> and gives you the <text:span text:style-name="T6">sum</text:span>!</text:p>
      <text:p text:style-name="P46">You use it like this:</text:p>
      <text:p text:style-name="Standard"><text:span text:style-name="T7">std::cout &lt;&lt; add(10, 20); // Output: 30</text:span></text:p>
      <text:p text:style-name="Standard"/>
      <text:p text:style-name="Standard"><draw:rect text:anchor-type="as-char" style:rel-width="100%" draw:z-index="21" draw:style-name="gr1" draw:text-style-name="P55" svg:width="0.0012in" svg:height="0.0213in"><text:p/></draw:rect></text:p>
      <text:p text:style-name="P50"><text:bookmark text:name="_brq9kliazuja"/><text:soft-page-break/>✨ Overloading: Same Name, Different Jobs</text:p>
      <text:p text:style-name="P46">C++ lets you make <text:span text:style-name="T6">many functions with the same name</text:span>, as long as they look different!</text:p>
      <text:p text:style-name="Standard"><text:span text:style-name="T7">void fun(std::string a, std::string b) {</text:span></text:p>
      <text:p text:style-name="Standard"><text:span text:style-name="T7"><text:s text:c="4"/>std::cout &lt;&lt; a + " " + b;</text:span></text:p>
      <text:p text:style-name="Standard"><text:span text:style-name="T7">}</text:span></text:p>
      <text:p text:style-name="P1"/>
      <text:p text:style-name="Standard"><text:span text:style-name="T7">void fun(std::string a) {</text:span></text:p>
      <text:p text:style-name="Standard"><text:span text:style-name="T7"><text:s text:c="4"/>std::cout &lt;&lt; a;</text:span></text:p>
      <text:p text:style-name="Standard"><text:span text:style-name="T7">}</text:span></text:p>
      <text:p text:style-name="P1"/>
      <text:p text:style-name="Standard"><text:span text:style-name="T7">void fun(int a) {</text:span></text:p>
      <text:p text:style-name="Standard"><text:span text:style-name="T7"><text:s text:c="4"/>std::cout &lt;&lt; a;</text:span></text:p>
      <text:p text:style-name="Standard"><text:span text:style-name="T7">}</text:span></text:p>
      <text:p text:style-name="Standard"/>
      <text:p text:style-name="P46">You can now call:</text:p>
      <text:p text:style-name="Standard"><text:span text:style-name="T7">fun("Hello"); <text:s text:c="10"/>// One word</text:span></text:p>
      <text:p text:style-name="Standard"><text:span text:style-name="T7">fun("Hello", "World"); <text:s/>// Two words</text:span></text:p>
      <text:p text:style-name="Standard"><text:span text:style-name="T7">fun(123); <text:s text:c="14"/>// A number!</text:span></text:p>
      <text:p text:style-name="Standard"/>
      <text:p text:style-name="Standard"><draw:rect text:anchor-type="as-char" style:rel-width="100%" draw:z-index="22" draw:style-name="gr1" draw:text-style-name="P55" svg:width="0.0012in" svg:height="0.0213in"><text:p/></draw:rect></text:p>
      <text:p text:style-name="P50"><text:bookmark text:name="_fkmy5vbmg2jt"/>⚙️ Built-in Functions (They Come With C++!)</text:p>
      <text:p text:style-name="Standard"><text:soft-page-break/><text:span text:style-name="T7">#include &lt;cmath&gt;</text:span></text:p>
      <text:p text:style-name="P1"/>
      <text:p text:style-name="Standard"><text:span text:style-name="T7">std::cout &lt;&lt; sqrt(9); <text:s/>// Square root: 3</text:span></text:p>
      <text:p text:style-name="Standard"><text:span text:style-name="T7">std::cout &lt;&lt; pow(2, 3); // 2 to the power of 3 = 8</text:span></text:p>
      <text:p text:style-name="Standard"/>
      <text:p text:style-name="Standard"><draw:rect text:anchor-type="as-char" style:rel-width="100%" draw:z-index="23" draw:style-name="gr1" draw:text-style-name="P55" svg:width="0.0012in" svg:height="0.0213in"><text:p/></draw:rect></text:p>
      <text:p text:style-name="P51"><text:bookmark text:name="_v7u3bvi516ic"/>🧠 Do It:</text:p>
      <text:list xml:id="list2482581314" text:style-name="WWNum2">
        <text:list-item>
          <text:p text:style-name="P11">Write a function that doubles a number.<text:line-break/></text:p>
        </text:list-item>
        <text:list-item>
          <text:p text:style-name="P24">Write one that returns your name.<text:line-break/></text:p>
        </text:list-item>
        <text:list-item>
          <text:p text:style-name="P24">Try using <text:span text:style-name="T7">sqrt()</text:span> or <text:span text:style-name="T7">pow()</text:span> from <text:span text:style-name="T7">&lt;cmath&gt;</text:span>.<text:line-break/></text:p>
        </text:list-item>
        <text:list-item>
          <text:p text:style-name="P38">Make your own overloaded <text:span text:style-name="T7">greet()</text:span> function!<text:line-break/></text:p>
        </text:list-item>
      </text:list>
      <text:p text:style-name="Standard"><text:span text:style-name="T7">greet("Alex");</text:span></text:p>
      <text:p text:style-name="Standard"><text:span text:style-name="T7">greet("Alex", "the Brave");</text:span></text:p>
      <text:p text:style-name="Standard"/>
      <text:p text:style-name="Standard"><draw:rect text:anchor-type="as-char" style:rel-width="100%" draw:z-index="24" draw:style-name="gr1" draw:text-style-name="P55" svg:width="0.0012in" svg:height="0.0213in"><text:p/></draw:rect></text:p>
      <text:p text:style-name="P54"><text:bookmark text:name="_klfixzfdy0tt"/><text:span text:style-name="T3">Chapter 8: Let’s Build Something Big! (Classes &amp; Objects) 🏗️</text:span></text:p>
      <text:p text:style-name="P51"><text:bookmark text:name="_94d7dchlr6oz"/>👩‍🏫 Learn It:</text:p>
      <text:p text:style-name="P46"><text:span text:style-name="T6"><text:line-break/></text:span> Classes are like <text:span text:style-name="T6">blueprints</text:span> — they describe what something <text:span text:style-name="T9">is</text:span> and what it <text:span text:style-name="T9">can do</text:span>. When you use a class to make a real thing, that’s called an <text:span text:style-name="T6">object</text:span>.</text:p>
      <text:p text:style-name="Standard"><draw:rect text:anchor-type="as-char" style:rel-width="100%" draw:z-index="25" draw:style-name="gr1" draw:text-style-name="P55" svg:width="0.0012in" svg:height="0.0213in"><text:p/></draw:rect></text:p>
      <text:p text:style-name="P49"><text:bookmark text:name="_xe2x9amk7wc7"/>🧱 A Simple Class</text:p>
      <text:p text:style-name="Standard"><text:span text:style-name="T7">class MyClass {</text:span></text:p>
      <text:p text:style-name="Standard"><text:soft-page-break/><text:span text:style-name="T7"><text:s text:c="2"/>public:</text:span></text:p>
      <text:p text:style-name="Standard"><text:span text:style-name="T7"><text:s text:c="4"/>int myNum;</text:span></text:p>
      <text:p text:style-name="Standard"><text:span text:style-name="T7"><text:s text:c="4"/>std::string myString;</text:span></text:p>
      <text:p text:style-name="Standard"><text:span text:style-name="T7">};</text:span></text:p>
      <text:p text:style-name="Standard"/>
      <text:p text:style-name="P46">This class has <text:span text:style-name="T6">two things</text:span>:</text:p>
      <text:list xml:id="list2913112151" text:style-name="WWNum11">
        <text:list-item>
          <text:p text:style-name="P12">A number (<text:span text:style-name="T7">myNum</text:span>)<text:line-break/></text:p>
        </text:list-item>
        <text:list-item>
          <text:p text:style-name="P39">A word or message (<text:span text:style-name="T7">myString</text:span>)<text:line-break/></text:p>
        </text:list-item>
      </text:list>
      <text:p text:style-name="Standard"><draw:rect text:anchor-type="as-char" style:rel-width="100%" draw:z-index="26" draw:style-name="gr1" draw:text-style-name="P55" svg:width="0.0012in" svg:height="0.0213in"><text:p/></draw:rect></text:p>
      <text:p text:style-name="P50"><text:bookmark text:name="_opkisoe6fvh5"/>🎁 Make an Object (Your Own Copy!)</text:p>
      <text:p text:style-name="Standard"><text:span text:style-name="T7">MyClass myObj;</text:span></text:p>
      <text:p text:style-name="Standard"><text:span text:style-name="T7">myObj.myNum = 15;</text:span></text:p>
      <text:p text:style-name="Standard"><text:span text:style-name="T7">myObj.myString = "Hello";</text:span></text:p>
      <text:p text:style-name="P1"/>
      <text:p text:style-name="Standard"><text:span text:style-name="T7">std::cout &lt;&lt; myObj.myNum &lt;&lt; std::endl; <text:s text:c="4"/>// 15</text:span></text:p>
      <text:p text:style-name="Standard"><text:span text:style-name="T7">std::cout &lt;&lt; myObj.myString &lt;&lt; std::endl; <text:s/>// Hello</text:span></text:p>
      <text:p text:style-name="Standard"/>
      <text:p text:style-name="Standard"><draw:rect text:anchor-type="as-char" style:rel-width="100%" draw:z-index="27" draw:style-name="gr1" draw:text-style-name="P55" svg:width="0.0012in" svg:height="0.0213in"><text:p/></draw:rect></text:p>
      <text:p text:style-name="P50"><text:bookmark text:name="_x6h1prvmjw9y"/>🏗️ Constructors: Auto-Build</text:p>
      <text:p text:style-name="P46">A <text:span text:style-name="T6">constructor</text:span> is a special function that runs when an object is made!</text:p>
      <text:p text:style-name="Standard"><text:span text:style-name="T7">class MyClass {</text:span></text:p>
      <text:p text:style-name="Standard"><text:soft-page-break/><text:span text:style-name="T7"><text:s text:c="2"/>public:</text:span></text:p>
      <text:p text:style-name="Standard"><text:span text:style-name="T7"><text:s text:c="4"/>int myNum;</text:span></text:p>
      <text:p text:style-name="Standard"><text:span text:style-name="T7"><text:s text:c="4"/>std::string myString;</text:span></text:p>
      <text:p text:style-name="P1"/>
      <text:p text:style-name="Standard"><text:span text:style-name="T7"><text:s text:c="4"/>MyClass() {</text:span></text:p>
      <text:p text:style-name="Standard"><text:span text:style-name="T7"><text:s text:c="6"/>myNum = 0;</text:span></text:p>
      <text:p text:style-name="Standard"><text:span text:style-name="T7"><text:s text:c="6"/>myString = "";</text:span></text:p>
      <text:p text:style-name="Standard"><text:span text:style-name="T7"><text:s text:c="4"/>}</text:span></text:p>
      <text:p text:style-name="Standard"><text:span text:style-name="T7">};</text:span></text:p>
      <text:p text:style-name="Standard"/>
      <text:p text:style-name="Standard"><draw:rect text:anchor-type="as-char" style:rel-width="100%" draw:z-index="28" draw:style-name="gr1" draw:text-style-name="P55" svg:width="0.0012in" svg:height="0.0213in"><text:p/></draw:rect></text:p>
      <text:p text:style-name="P50"><text:bookmark text:name="_2w2mksg3sbm7"/>💥 Destructors: Auto-Clean</text:p>
      <text:p text:style-name="P46">A <text:span text:style-name="T6">destructor</text:span> runs when your object goes away.</text:p>
      <text:p text:style-name="Standard"><text:span text:style-name="T7">~MyClass() {</text:span></text:p>
      <text:p text:style-name="Standard"><text:span text:style-name="T7"><text:s text:c="2"/>std::cout &lt;&lt; "Object destroyed." &lt;&lt; std::endl;</text:span></text:p>
      <text:p text:style-name="Standard"><text:span text:style-name="T7">}</text:span></text:p>
      <text:p text:style-name="Standard"/>
      <text:p text:style-name="Standard"><draw:rect text:anchor-type="as-char" style:rel-width="100%" draw:z-index="29" draw:style-name="gr1" draw:text-style-name="P55" svg:width="0.0012in" svg:height="0.0213in"><text:p/></draw:rect></text:p>
      <text:p text:style-name="P50"><text:bookmark text:name="_yxmsenmnqd0h"/>🛠️ Class Methods (Class Actions!)</text:p>
      <text:p text:style-name="Standard"><text:span text:style-name="T7">class MyClass {</text:span></text:p>
      <text:p text:style-name="Standard"><text:span text:style-name="T7"><text:s text:c="2"/>public:</text:span></text:p>
      <text:p text:style-name="Standard"><text:soft-page-break/><text:span text:style-name="T7"><text:s text:c="4"/>void sayHi() {</text:span></text:p>
      <text:p text:style-name="Standard"><text:span text:style-name="T7"><text:s text:c="6"/>std::cout &lt;&lt; "Hello World!" &lt;&lt; std::endl;</text:span></text:p>
      <text:p text:style-name="Standard"><text:span text:style-name="T7"><text:s text:c="4"/>}</text:span></text:p>
      <text:p text:style-name="Standard"><text:span text:style-name="T7">};</text:span></text:p>
      <text:p text:style-name="P1"/>
      <text:p text:style-name="Standard"><text:span text:style-name="T7">MyClass obj;</text:span></text:p>
      <text:p text:style-name="Standard"><text:span text:style-name="T7">obj.sayHi(); <text:s/>// Hello World!</text:span></text:p>
      <text:p text:style-name="Standard"/>
      <text:p text:style-name="Standard"><draw:rect text:anchor-type="as-char" style:rel-width="100%" draw:z-index="30" draw:style-name="gr1" draw:text-style-name="P55" svg:width="0.0012in" svg:height="0.0213in"><text:p/></draw:rect></text:p>
      <text:p text:style-name="P50"><text:bookmark text:name="_jb1vd3ggn6dv"/>🔒 Access Modifiers</text:p>
      <text:p text:style-name="Standard"><text:span text:style-name="T7">class MyClass {</text:span></text:p>
      <text:p text:style-name="Standard"><text:span text:style-name="T7"><text:s text:c="2"/>public: <text:s text:c="3"/>// Everyone can see this</text:span></text:p>
      <text:p text:style-name="Standard"><text:span text:style-name="T7"><text:s text:c="4"/>int x;</text:span></text:p>
      <text:p text:style-name="P1"/>
      <text:p text:style-name="Standard"><text:span text:style-name="T7"><text:s text:c="2"/>private: <text:s text:c="2"/>// Only the class can see this</text:span></text:p>
      <text:p text:style-name="Standard"><text:span text:style-name="T7"><text:s text:c="4"/>int y;</text:span></text:p>
      <text:p text:style-name="P1"/>
      <text:p text:style-name="Standard"><text:span text:style-name="T7"><text:s text:c="2"/>protected: // The class and its "children" can see</text:span></text:p>
      <text:p text:style-name="Standard"><text:span text:style-name="T7"><text:s text:c="4"/>int z;</text:span></text:p>
      <text:p text:style-name="Standard"><text:span text:style-name="T7">};</text:span></text:p>
      <text:p text:style-name="Standard"/>
      <text:p text:style-name="Standard"><text:soft-page-break/><text:span text:style-name="T7">myObj.x = 25; <text:s/>// OK!</text:span></text:p>
      <text:p text:style-name="Standard"><text:span text:style-name="T7">myObj.y = 50; <text:s/>// ❌ Error! It's private</text:span></text:p>
      <text:p text:style-name="Standard"/>
      <text:p text:style-name="Standard"><draw:rect text:anchor-type="as-char" style:rel-width="100%" draw:z-index="31" draw:style-name="gr1" draw:text-style-name="P55" svg:width="0.0012in" svg:height="0.0213in"><text:p/></draw:rect></text:p>
      <text:p text:style-name="P50"><text:bookmark text:name="_npvukj25s8f1"/>🔍 Getters &amp; Setters (Safe Access!)</text:p>
      <text:p text:style-name="Standard"><text:span text:style-name="T7">class MyClass {</text:span></text:p>
      <text:p text:style-name="Standard"><text:span text:style-name="T7"><text:s text:c="2"/>private:</text:span></text:p>
      <text:p text:style-name="Standard"><text:span text:style-name="T7"><text:s text:c="4"/>int myNum;</text:span></text:p>
      <text:p text:style-name="P1"/>
      <text:p text:style-name="Standard"><text:span text:style-name="T7"><text:s text:c="2"/>public:</text:span></text:p>
      <text:p text:style-name="Standard"><text:span text:style-name="T7"><text:s text:c="4"/>void setMyNum(int num) {</text:span></text:p>
      <text:p text:style-name="Standard"><text:span text:style-name="T7"><text:s text:c="6"/>myNum = num;</text:span></text:p>
      <text:p text:style-name="Standard"><text:span text:style-name="T7"><text:s text:c="4"/>}</text:span></text:p>
      <text:p text:style-name="Standard"><text:span text:style-name="T7"><text:s text:c="4"/>int getMyNum() {</text:span></text:p>
      <text:p text:style-name="Standard"><text:span text:style-name="T7"><text:s text:c="6"/>return myNum;</text:span></text:p>
      <text:p text:style-name="Standard"><text:span text:style-name="T7"><text:s text:c="4"/>}</text:span></text:p>
      <text:p text:style-name="Standard"><text:span text:style-name="T7">};</text:span></text:p>
      <text:p text:style-name="Standard"/>
      <text:p text:style-name="Standard"><draw:rect text:anchor-type="as-char" style:rel-width="100%" draw:z-index="32" draw:style-name="gr1" draw:text-style-name="P55" svg:width="0.0012in" svg:height="0.0213in"><text:p/></draw:rect></text:p>
      <text:p text:style-name="P50"><text:bookmark text:name="_p9jmiv1kih30"/>👪 Inheritance (Family of Classes!)</text:p>
      <text:p text:style-name="Standard"><text:span text:style-name="T7">class Vehicle {</text:span></text:p>
      <text:p text:style-name="Standard"><text:soft-page-break/><text:span text:style-name="T7"><text:s text:c="2"/>public:</text:span></text:p>
      <text:p text:style-name="Standard"><text:span text:style-name="T7"><text:s text:c="4"/>std::string brand = "Ford";</text:span></text:p>
      <text:p text:style-name="Standard"><text:span text:style-name="T7"><text:s text:c="4"/>void honk() {</text:span></text:p>
      <text:p text:style-name="Standard"><text:span text:style-name="T7"><text:s text:c="6"/>std::cout &lt;&lt; "Tuut, tuut!" &lt;&lt; std::endl;</text:span></text:p>
      <text:p text:style-name="Standard"><text:span text:style-name="T7"><text:s text:c="4"/>}</text:span></text:p>
      <text:p text:style-name="Standard"><text:span text:style-name="T7">};</text:span></text:p>
      <text:p text:style-name="P1"/>
      <text:p text:style-name="Standard"><text:span text:style-name="T7">class Car : public Vehicle {</text:span></text:p>
      <text:p text:style-name="Standard"><text:span text:style-name="T7"><text:s text:c="2"/>public:</text:span></text:p>
      <text:p text:style-name="Standard"><text:span text:style-name="T7"><text:s text:c="4"/>std::string model = "Mustang";</text:span></text:p>
      <text:p text:style-name="Standard"><text:span text:style-name="T7">};</text:span></text:p>
      <text:p text:style-name="P1"/>
      <text:p text:style-name="Standard"><text:span text:style-name="T7">Car myCar;</text:span></text:p>
      <text:p text:style-name="Standard"><text:span text:style-name="T7">myCar.honk(); <text:s/>// Tuut, tuut!</text:span></text:p>
      <text:p text:style-name="Standard"><text:span text:style-name="T7">std::cout &lt;&lt; myCar.brand + " " + myCar.model;</text:span></text:p>
      <text:p text:style-name="Standard"/>
      <text:p text:style-name="Standard"><draw:rect text:anchor-type="as-char" style:rel-width="100%" draw:z-index="33" draw:style-name="gr1" draw:text-style-name="P55" svg:width="0.0012in" svg:height="0.0213in"><text:p/></draw:rect></text:p>
      <text:p text:style-name="P51"><text:bookmark text:name="_xlb5xmsb8c2u"/>🧠 Do It:</text:p>
      <text:list xml:id="list3474805790" text:style-name="WWNum14">
        <text:list-item>
          <text:p text:style-name="P13">Make a class <text:span text:style-name="T7">Animal</text:span> with a <text:span text:style-name="T7">name</text:span> and a <text:span text:style-name="T7">sound()</text:span>.<text:line-break/></text:p>
        </text:list-item>
        <text:list-item>
          <text:p text:style-name="P25">Create a <text:span text:style-name="T7">Dog</text:span> class that <text:span text:style-name="T9">inherits</text:span> from <text:span text:style-name="T7">Animal</text:span>.<text:line-break/></text:p>
        </text:list-item>
        <text:list-item>
          <text:p text:style-name="P40">Make your dog say “Woof!”<text:line-break/></text:p>
        </text:list-item>
      </text:list>
      <text:p text:style-name="Standard"><text:soft-page-break/><draw:rect text:anchor-type="as-char" style:rel-width="100%" draw:z-index="34" draw:style-name="gr1" draw:text-style-name="P55" svg:width="0.0012in" svg:height="0.0213in"><text:p/></draw:rect></text:p>
      <text:p text:style-name="P54"><text:bookmark text:name="_n3uxws1ecw55"/><text:span text:style-name="T3">Chapter 9: The Secret Wizard! (Preprocessor) 🧙‍♂️</text:span></text:p>
      <text:p text:style-name="P51"><text:bookmark text:name="_campsjgjrc0y"/><text:span text:style-name="T6">👩‍🏫 Learn It:</text:span></text:p>
      <text:p text:style-name="P46"><text:s/>Before your C++ code runs, a <text:span text:style-name="T6">special helper</text:span> called the <text:span text:style-name="T6">preprocessor</text:span> looks at it first! It handles things like including files, making shortcuts, or even hiding code.</text:p>
      <text:p text:style-name="P46">It starts with <text:span text:style-name="T7">#</text:span> and runs <text:span text:style-name="T9">before</text:span> the real code starts.</text:p>
      <text:p text:style-name="Standard"><draw:rect text:anchor-type="as-char" style:rel-width="100%" draw:z-index="35" draw:style-name="gr1" draw:text-style-name="P55" svg:width="0.0012in" svg:height="0.0213in"><text:p/></draw:rect></text:p>
      <text:p text:style-name="P50"><text:bookmark text:name="_reizst836y79"/>📦 Includes</text:p>
      <text:p text:style-name="Standard"><text:span text:style-name="T7">#include &lt;iostream&gt; <text:s/>// From C++ system</text:span></text:p>
      <text:p text:style-name="Standard"><text:span text:style-name="T7">#include "myfile.h" <text:s/>// From your folder</text:span></text:p>
      <text:p text:style-name="Standard"/>
      <text:p text:style-name="P46">This tells C++: “Bring in this file before starting!”</text:p>
      <text:p text:style-name="Standard"><draw:rect text:anchor-type="as-char" style:rel-width="100%" draw:z-index="36" draw:style-name="gr1" draw:text-style-name="P55" svg:width="0.0012in" svg:height="0.0213in"><text:p/></draw:rect></text:p>
      <text:p text:style-name="P50"><text:bookmark text:name="_67lvyfn59sdc"/>🪄 Defines (Magic Shortcuts!)</text:p>
      <text:p text:style-name="Standard"><text:span text:style-name="T7">#define PI 3.14</text:span></text:p>
      <text:p text:style-name="P1"/>
      <text:p text:style-name="Standard"><text:span text:style-name="T7">std::cout &lt;&lt; PI; <text:s/>// Becomes: std::cout &lt;&lt; 3.14;</text:span></text:p>
      <text:p text:style-name="Standard"/>
      <text:p text:style-name="P46">You can also <text:span text:style-name="T9">undefine</text:span> something:</text:p>
      <text:p text:style-name="Standard"><text:span text:style-name="T7">#undef PI</text:span></text:p>
      <text:p text:style-name="Standard"/>
      <text:p text:style-name="Standard"><draw:rect text:anchor-type="as-char" style:rel-width="100%" draw:z-index="37" draw:style-name="gr1" draw:text-style-name="P55" svg:width="0.0012in" svg:height="0.0213in"><text:p/></draw:rect></text:p>
      <text:p text:style-name="P50"><text:bookmark text:name="_pqy1nrxbifnh"/><text:soft-page-break/><text:span text:style-name="T5">🧠 Conditions with </text:span><text:span text:style-name="T7">#if</text:span><text:span text:style-name="T5">, </text:span><text:span text:style-name="T7">#ifdef</text:span><text:span text:style-name="T5">, </text:span><text:span text:style-name="T7">#ifndef</text:span></text:p>
      <text:p text:style-name="Standard"><text:span text:style-name="T7">#define DEBUG</text:span></text:p>
      <text:p text:style-name="P1"/>
      <text:p text:style-name="Standard"><text:span text:style-name="T7">#ifdef DEBUG</text:span></text:p>
      <text:p text:style-name="Standard"><text:span text:style-name="T7"><text:s text:c="2"/>std::cout &lt;&lt; "Debug mode on!";</text:span></text:p>
      <text:p text:style-name="Standard"><text:span text:style-name="T7">#elif defined VERBOSE</text:span></text:p>
      <text:p text:style-name="Standard"><text:span text:style-name="T7"><text:s text:c="2"/>std::cout &lt;&lt; "Verbose mode!";</text:span></text:p>
      <text:p text:style-name="Standard"><text:span text:style-name="T7">#else</text:span></text:p>
      <text:p text:style-name="Standard"><text:span text:style-name="T7"><text:s text:c="2"/>std::cout &lt;&lt; "Normal mode.";</text:span></text:p>
      <text:p text:style-name="Standard"><text:span text:style-name="T7">#endif</text:span></text:p>
      <text:p text:style-name="Standard"/>
      <text:p text:style-name="Standard"><draw:rect text:anchor-type="as-char" style:rel-width="100%" draw:z-index="38" draw:style-name="gr1" draw:text-style-name="P55" svg:width="0.0012in" svg:height="0.0213in"><text:p/></draw:rect></text:p>
      <text:p text:style-name="P50"><text:bookmark text:name="_5br6pnu1hen0"/>⛔ Errors and Warnings</text:p>
      <text:p text:style-name="Standard"><text:span text:style-name="T7">#define VERSION 2</text:span></text:p>
      <text:p text:style-name="P1"/>
      <text:p text:style-name="Standard"><text:span text:style-name="T7">#if VERSION == 2</text:span></text:p>
      <text:p text:style-name="Standard"><text:span text:style-name="T7"><text:s text:c="2"/>#error "Version 2 not supported!"</text:span></text:p>
      <text:p text:style-name="Standard"><text:span text:style-name="T7"><text:s text:c="2"/>// #warning "Are you sure?" <text:s/>← Not standard C++, may depend on compiler</text:span></text:p>
      <text:p text:style-name="Standard"><text:span text:style-name="T7">#endif</text:span></text:p>
      <text:p text:style-name="Standard"/>
      <text:p text:style-name="Standard"><draw:rect text:anchor-type="as-char" style:rel-width="100%" draw:z-index="39" draw:style-name="gr1" draw:text-style-name="P55" svg:width="0.0012in" svg:height="0.0213in"><text:p/></draw:rect></text:p>
      <text:p text:style-name="P50"><text:bookmark text:name="_ow3cm1ir03pa"/><text:soft-page-break/>⚙️ Macros: Mini-Machines!</text:p>
      <text:p text:style-name="Standard"><text:span text:style-name="T7">#define DEG(x) ((x) * 57.29)</text:span></text:p>
      <text:p text:style-name="P1"/>
      <text:p text:style-name="Standard"><text:span text:style-name="T7">std::cout &lt;&lt; DEG(3.14); <text:s/>// Becomes: ((3.14) * 57.29)</text:span></text:p>
      <text:p text:style-name="Standard"/>
      <text:p text:style-name="Standard"><draw:rect text:anchor-type="as-char" style:rel-width="100%" draw:z-index="40" draw:style-name="gr1" draw:text-style-name="P55" svg:width="0.0012in" svg:height="0.0213in"><text:p/></draw:rect></text:p>
      <text:p text:style-name="P50"><text:bookmark text:name="_ubqjayp5tdx7"/>🔗 Glue Words (Token Concatenation)</text:p>
      <text:p text:style-name="Standard"><text:span text:style-name="T7">#define MAKE_NAME(x) x##_cat</text:span></text:p>
      <text:p text:style-name="P1"/>
      <text:p text:style-name="Standard"><text:span text:style-name="T7">MAKE_NAME(my); <text:s/>// Becomes: my_cat</text:span></text:p>
      <text:p text:style-name="Standard"/>
      <text:p text:style-name="Standard"><draw:rect text:anchor-type="as-char" style:rel-width="100%" draw:z-index="41" draw:style-name="gr1" draw:text-style-name="P55" svg:width="0.0012in" svg:height="0.0213in"><text:p/></draw:rect></text:p>
      <text:p text:style-name="P50"><text:bookmark text:name="_43w49ymnc2fs"/>🔤 Turn Words into Strings</text:p>
      <text:p text:style-name="Standard"><text:span text:style-name="T7">#define STR(x) #x</text:span></text:p>
      <text:p text:style-name="P1"/>
      <text:p text:style-name="Standard"><text:span text:style-name="T7">std::string name = STR(Hello); <text:s/>// "Hello"</text:span></text:p>
      <text:p text:style-name="Standard"/>
      <text:p text:style-name="Standard"><draw:rect text:anchor-type="as-char" style:rel-width="100%" draw:z-index="42" draw:style-name="gr1" draw:text-style-name="P55" svg:width="0.0012in" svg:height="0.0213in"><text:p/></draw:rect></text:p>
      <text:p text:style-name="P50"><text:bookmark text:name="_nj0dz7onp6ug"/>📁 Where Did That Happen?</text:p>
      <text:p text:style-name="Standard"><text:span text:style-name="T7">#define LOG(msg) std::cout &lt;&lt; __FILE__ &lt;&lt; ":" &lt;&lt; __LINE__ &lt;&lt; " " &lt;&lt; msg;</text:span></text:p>
      <text:p text:style-name="P1"/>
      <text:p text:style-name="Standard"><text:soft-page-break/><text:span text:style-name="T7">LOG("Oops!"); <text:s/></text:span></text:p>
      <text:p text:style-name="Standard"><text:span text:style-name="T7">// Output: main.cpp:42 Oops!</text:span></text:p>
      <text:p text:style-name="Standard"/>
      <text:p text:style-name="Standard"><draw:rect text:anchor-type="as-char" style:rel-width="100%" draw:z-index="43" draw:style-name="gr1" draw:text-style-name="P55" svg:width="0.0012in" svg:height="0.0213in"><text:p/></draw:rect></text:p>
      <text:p text:style-name="P50"><text:bookmark text:name="_yuuilvsoabxi"/>🔎 Even Smarter!</text:p>
      <text:p text:style-name="Standard"><text:span text:style-name="T7">#if __has_include(&lt;vector&gt;)</text:span></text:p>
      <text:p text:style-name="Standard"><text:span text:style-name="T7"><text:s text:c="2"/>#include &lt;vector&gt;</text:span></text:p>
      <text:p text:style-name="Standard"><text:span text:style-name="T7">#endif</text:span></text:p>
      <text:p text:style-name="Standard"/>
      <text:p text:style-name="Standard"><draw:rect text:anchor-type="as-char" style:rel-width="100%" draw:z-index="44" draw:style-name="gr1" draw:text-style-name="P55" svg:width="0.0012in" svg:height="0.0213in"><text:p/></draw:rect></text:p>
      <text:p text:style-name="P51"><text:bookmark text:name="_343elvw4rjw9"/>🧠 Do It:</text:p>
      <text:list xml:id="list3415712143" text:style-name="WWNum10">
        <text:list-item>
          <text:p text:style-name="P14">Try <text:span text:style-name="T7">#define AGE 8</text:span> and print it.<text:line-break/></text:p>
        </text:list-item>
        <text:list-item>
          <text:p text:style-name="P26">Create a macro that doubles a number.<text:line-break/></text:p>
        </text:list-item>
        <text:list-item>
          <text:p text:style-name="P41">Use <text:span text:style-name="T7">#ifdef DEBUG</text:span> to print a message.<text:line-break/></text:p>
        </text:list-item>
      </text:list>
      <text:p text:style-name="Standard"><draw:rect text:anchor-type="as-char" style:rel-width="100%" draw:z-index="45" draw:style-name="gr1" draw:text-style-name="P55" svg:width="0.0012in" svg:height="0.0213in"><text:p/></draw:rect></text:p>
      <text:p text:style-name="P54"><text:bookmark text:name="_ryn7x27b5yxo"/><text:span text:style-name="T3">Chapter 10: Quick Extras (Little Big Things!) 🌈</text:span></text:p>
      <text:p text:style-name="P51"><text:bookmark text:name="_t65wbynbbmrk"/><text:span text:style-name="T6">👩‍🏫 Learn It:</text:span></text:p>
      <text:p text:style-name="P46"><text:span text:style-name="T6"><text:line-break/></text:span> C++ has a <text:span text:style-name="T9">lot</text:span> of hidden treasures — some are tiny tricks, some are powerful tools. Let’s meet a few!</text:p>
      <text:p text:style-name="Standard"><draw:rect text:anchor-type="as-char" style:rel-width="100%" draw:z-index="46" draw:style-name="gr1" draw:text-style-name="P55" svg:width="0.0012in" svg:height="0.0213in"><text:p/></draw:rect></text:p>
      <text:p text:style-name="P50"><text:bookmark text:name="_lv1cqcsd8egg"/>🔡 Escape Sequences</text:p>
      <text:p text:style-name="P46">Used in strings to <text:span text:style-name="T6">do something special</text:span>: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2"><text:span text:style-name="T6">Code</text:span></text:p>
          </table:table-cell>
          <table:table-cell table:style-name="Table2.A1" office:value-type="string">
            <text:p text:style-name="P2"><text:span text:style-name="T6">What it does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7">\n</text:span></text:p>
          </table:table-cell>
          <table:table-cell table:style-name="Table2.A1" office:value-type="string">
            <text:p text:style-name="Standard">New line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7">\t</text:span></text:p>
          </table:table-cell>
          <table:table-cell table:style-name="Table2.A1" office:value-type="string">
            <text:p text:style-name="Standard">Tab (like big space)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7">\\</text:span></text:p>
          </table:table-cell>
          <table:table-cell table:style-name="Table2.A1" office:value-type="string">
            <text:p text:style-name="Standard">Backslash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7">\"</text:span></text:p>
          </table:table-cell>
          <table:table-cell table:style-name="Table2.A1" office:value-type="string">
            <text:p text:style-name="Standard">Double quote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7">\'</text:span></text:p>
          </table:table-cell>
          <table:table-cell table:style-name="Table2.A1" office:value-type="string">
            <text:p text:style-name="Standard">Single quote</text:p>
          </table:table-cell>
        </table:table-row>
        <table:table-row table:style-name="Table2.7">
          <table:table-cell table:style-name="Table2.A1" office:value-type="string">
            <text:p text:style-name="Standard"><text:span text:style-name="T7">\b</text:span></text:p>
          </table:table-cell>
          <table:table-cell table:style-name="Table2.A1" office:value-type="string">
            <text:p text:style-name="Standard">Backspace (⬅️)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7">\0</text:span></text:p>
          </table:table-cell>
          <table:table-cell table:style-name="Table2.A1" office:value-type="string">
            <text:p text:style-name="Standard">End of a string</text:p>
          </table:table-cell>
        </table:table-row>
      </table:table>
      <text:p text:style-name="Standard"/>
      <text:p text:style-name="Standard"><text:span text:style-name="T7">std::cout &lt;&lt; "Hello\nWorld"; <text:s/>// Hello (new line) World</text:span></text:p>
      <text:p text:style-name="Standard"/>
      <text:p text:style-name="Standard"><draw:rect text:anchor-type="as-char" style:rel-width="100%" draw:z-index="47" draw:style-name="gr1" draw:text-style-name="P55" svg:width="0.0012in" svg:height="0.0213in"><text:p/></draw:rect></text:p>
      <text:p text:style-name="P50"><text:bookmark text:name="_7jowj7aaso9z"/>🗝️ Keywords — Magic Words You Can’t Use as Names!</text:p>
      <text:p text:style-name="P46">C++ has <text:span text:style-name="T6">reserved words</text:span> you must not use for variables or functions.</text:p>
      <text:p text:style-name="P46">Examples:</text:p>
      <text:list xml:id="list3761579552" text:style-name="WWNum13">
        <text:list-item>
          <text:p text:style-name="P15"><text:span text:style-name="T7">if</text:span>, <text:span text:style-name="T7">else</text:span>, <text:span text:style-name="T7">while</text:span>, <text:span text:style-name="T7">return<text:line-break/></text:span></text:p>
        </text:list-item>
        <text:list-item>
          <text:p text:style-name="P27"><text:span text:style-name="T7">int</text:span>, <text:span text:style-name="T7">float</text:span>, <text:span text:style-name="T7">bool</text:span>, <text:span text:style-name="T7">class<text:line-break/></text:span></text:p>
        </text:list-item>
        <text:list-item>
          <text:p text:style-name="P42"><text:span text:style-name="T7">private</text:span>, <text:span text:style-name="T7">public</text:span>, <text:span text:style-name="T7">virtual<text:line-break/></text:span></text:p>
        </text:list-item>
      </text:list>
      <text:p text:style-name="P46">Just a few fancy ones:</text:p>
      <text:list xml:id="list4059023505" text:style-name="WWNum4">
        <text:list-item>
          <text:p text:style-name="P16"><text:span text:style-name="T7">constexpr</text:span> – Known during compile-time<text:line-break/></text:p>
        </text:list-item>
        <text:list-item>
          <text:p text:style-name="P28"><text:span text:style-name="T7">noexcept</text:span> – A function that doesn’t throw<text:line-break/></text:p>
        </text:list-item>
        <text:list-item>
          <text:p text:style-name="P28"><text:span text:style-name="T7">mutable</text:span> – Can change even in const object<text:line-break/></text:p>
        </text:list-item>
        <text:list-item>
          <text:p text:style-name="P43"><text:span text:style-name="T7">co_await</text:span> / <text:span text:style-name="T7">co_yield</text:span> – For coroutines (advanced!)<text:line-break/></text:p>
        </text:list-item>
      </text:list>
      <text:p text:style-name="P46">📜 Full keyword list? You've got it. You already shared it perfectly above!</text:p>
      <text:p text:style-name="Standard"><draw:rect text:anchor-type="as-char" style:rel-width="100%" draw:z-index="48" draw:style-name="gr1" draw:text-style-name="P55" svg:width="0.0012in" svg:height="0.0213in"><text:p/></draw:rect></text:p>
      <text:p text:style-name="P50"><text:bookmark text:name="_wsjf2lincbrx"/>🧵 Preprocessor Recap</text:p>
      <text:p text:style-name="P46">Remember those <text:span text:style-name="T7">#include</text:span>, <text:span text:style-name="T7">#define</text:span>, <text:span text:style-name="T7">#ifdef</text:span>, and even cool things like:</text:p>
      <text:p text:style-name="Standard"><text:span text:style-name="T7">#if __has_include(&lt;vector&gt;)</text:span></text:p>
      <text:p text:style-name="Standard"><text:soft-page-break/><text:span text:style-name="T7"><text:s text:c="4"/>#include &lt;vector&gt;</text:span></text:p>
      <text:p text:style-name="Standard"><text:span text:style-name="T7">#endif</text:span></text:p>
      <text:p text:style-name="Standard"/>
      <text:p text:style-name="P46">The preprocessor helps get your code <text:span text:style-name="T6">ready to compile</text:span>!</text:p>
      <text:p text:style-name="Standard"><draw:rect text:anchor-type="as-char" style:rel-width="100%" draw:z-index="49" draw:style-name="gr1" draw:text-style-name="P55" svg:width="0.0012in" svg:height="0.0213in"><text:p/></draw:rect></text:p>
      <text:p text:style-name="P51"><text:bookmark text:name="_nad8577i4uwl"/>🧠 Do It:</text:p>
      <text:list xml:id="list1044266743" text:style-name="WWNum5">
        <text:list-item>
          <text:p text:style-name="P17">Use escape characters to format your message.<text:line-break/></text:p>
        </text:list-item>
        <text:list-item>
          <text:p text:style-name="P29">Try printing out a full ASCII art box using <text:span text:style-name="T7">\n</text:span> and <text:span text:style-name="T7">\t</text:span>.<text:line-break/></text:p>
        </text:list-item>
        <text:list-item>
          <text:p text:style-name="P44">Look through the keyword list — how many have you already used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9" meta:paragraph-count="530" meta:word-count="2588" meta:character-count="13511" meta:non-whitespace-character-count="10848"/>
    <meta:generator>LibreOfficeDev/6.0.5.2$Linux_X86_64 LibreOffice_project/</meta:generator>
  </office:meta>
</office:document-meta>
</file>